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80000022EA7D802FA5D5EBA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12cm" svg:height="19.688cm" svg:x="1.043cm" svg:y="5.005cm">
          <draw:image xlink:href="Pictures/10000000000002180000022EA7D802FA5D5EBA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_64 LibreOffice_project/00m0$Build-3</meta:generator>
  </office:meta>
</office:document-meta>
</file>